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Heading_20_2">
      <style:paragraph-properties fo:break-before="page"/>
    </style:style>
    <style:style style:name="P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T1" style:family="text">
      <style:text-properties style:text-position="super 58%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ene Wrappers and GUIs</text:p>
      <text:p text:style-name="Text_20_body">This hobby report describes some topics that will be introduced with release "Fiat A" of the SrrTrains v0.01 project, by &lt;yyyy‑mm‑dd&gt;, eventually:</text:p>
      <text:list xml:id="list1680400547415076540" text:style-name="L1">
        <text:list-item>
          <text:p text:style-name="P2">Scene Wrappers</text:p>
        </text:list-item>
        <text:list-item>
          <text:p text:style-name="P2">GUIs</text:p>
        </text:list-item>
      </text:list>
      <text:p text:style-name="Text_20_body">Some experimental Scene Wrapper GUI was already present with the former "official pre-alpha releases", e.g. with the "Fifth official pre-alpha release 0033.09bf2" by 2014-06-18 ( please refer to <text:a xlink:type="simple" xlink:href="https://www.mediafire.com/folder/edhwj4cacq0m5/SrrTrains-v0.01" text:style-name="Internet_20_link" text:visited-style-name="Visited_20_Internet_20_Link">https://www.mediafire.com/folder/edhwj4cacq0m5/SrrTrains-v0.01</text:a> to download the software).</text:p>
      <text:p text:style-name="Text_20_body">Since then, the SrrTrains v0.01 project has existed in hibernation mode and had only "inofficial releases" without Scene Wrapper GUI.</text:p>
      <text:p text:style-name="Text_20_body">Now, when we are going to start the project again, we want to have a next release – the release "Fiat A" –, which shall feature all the essential parts including a Scene Wrapper GUI.</text:p>
      <text:p text:style-name="Text_20_body">Some still missing functionality – and some missing architectural features – will be added by the following release, by the "Arimathea" release (beyond 2020).</text:p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4"><text:s/>1 Scene Wrappers and GUIs<text:tab/>2</text:p>
          <text:p text:style-name="P7"><text:s/>1.1 SMUOS Project ( http://smuos.sourceforge.net )<text:tab/>2</text:p>
          <text:p text:style-name="P7"><text:s/>1.2 SIMULRR Project ( http://simulrr.sourceforge.net )<text:tab/>3</text:p>
        </text:index-body>
      </text:table-of-content>
      <text:p text:style-name="Text_20_body"/>
      <text:h text:style-name="P5" text:outline-level="1">Scene Wrappers and GUIs</text:h>
      <text:h text:style-name="Heading_20_2" text:outline-level="2">SMUOS Project ( <text:a xlink:type="simple" xlink:href="http://smuos.sourceforge.net/" text:style-name="Internet_20_link" text:visited-style-name="Visited_20_Internet_20_Link">http://smuos.sourceforge.net</text:a> )</text:h>
      <text:p text:style-name="Text_20_body">The SMUOS Project will(!) provide all essential software that will be necessary to create – experimental – X3D based Simple Multiuser Scenes (SMS).</text:p>
      <text:p text:style-name="Text_20_body"><draw:frame draw:style-name="fr1" draw:name="Objekt1" text:anchor-type="paragraph" svg:x="0.3409in" svg:y="0.0035in" svg:width="6.0528in" svg:height="6.69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SMUOS will specify all external interfaces, so following parts can be replaced by your own software: Scene Interface, GUI Switcher, Internal GUI, External GUI.</text:p>
      <text:p text:style-name="Text_20_body">Only the SMUOS Framework itself will be essential to create SMS.</text:p>
      <text:h text:style-name="P6" text:outline-level="2">SIMULRR Project ( <text:a xlink:type="simple" xlink:href="http://simulrr.sourceforge.net/" text:style-name="Internet_20_link" text:visited-style-name="Visited_20_Internet_20_Link">http://simulrr.sourceforge.net</text:a> )</text:h>
      <text:p text:style-name="Text_20_body">The SIMULRR project will be an example of a project that uses the SMUOS project.</text:p>
      <text:p text:style-name="Text_20_body">The SIMULRR project:</text:p>
      <text:list xml:id="list8186065241388494775" text:style-name="L2">
        <text:list-item>
          <text:p text:style-name="P3">will provide extension MIDAS Objects for Railway Simulations (SRR Objects)</text:p>
        </text:list-item>
        <text:list-item>
          <text:p text:style-name="P3">will provide a new SMUOS Extension – the Train Manager Extension (TME)</text:p>
        </text:list-item>
        <text:list-item>
          <text:p text:style-name="P3">and the according internal and external GUI extens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/>
      <style:text-properties fo:color="#000000"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/>
      <style:text-properties fo:color="#00000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/>
    <style:style style:name="MT2" style:family="text">
      <style:text-properties style:text-position="super 58%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Hobby Report 013<text:tab/>Scene Wrappers and GUIs<text:tab/>Version 4.3.2 / yyyy-mm-dd</text:p>
        <text:p text:style-name="Header">This text is a service of <text:a xlink:type="simple" xlink:href="https://github.com/christoph-v/spark" text:style-name="Internet_20_link" text:visited-style-name="Visited_20_Internet_20_Link">https://github.com/christoph-v/spark</text:a><text:tab/>UNDER CONSTRUCTION</text:p>
      </style:header>
      <style:footer>
        <text:p text:style-name="Footer"><text:tab/>Page <text:page-number text:select-page="current">3</text:page-number> of <text:page-count>3</text:page-count><text:tab/>C. Valentin</text:p>
      </style:footer>
    </style:master-page>
    <style:master-page style:name="Landscape" style:page-layout-name="Mpm2">
      <style:header>
        <text:p text:style-name="Header">Hibernation Report 012<text:tab/>New Instance Naming<text:tab/>Version 3.1/ March 30<text:span text:style-name="MT2">th</text:span> 2018</text:p>
        <text:p text:style-name="Header">This text is a service of <text:a xlink:type="simple" xlink:href="https://github.com/christoph-v/spark" text:style-name="Internet_20_link" text:visited-style-name="Visited_20_Internet_20_Link">https://github.com/christoph-v/spark</text:a></text:p>
      </style:header>
      <style:footer>
        <text:p text:style-name="Footer">Page <text:page-number text:select-page="current"/> of <text:page-count>3</text:page-count><text:tab/>C. Valenti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33M55S</meta:editing-duration>
    <meta:editing-cycles>145</meta:editing-cycles>
    <meta:generator>OpenOffice/4.1.5$Win32 OpenOffice.org_project/415m1$Build-9789</meta:generator>
    <dc:date>2019-07-11T23:08:42.44</dc:date>
    <dc:creator>x </dc:creator>
    <meta:document-statistic meta:table-count="0" meta:image-count="0" meta:object-count="1" meta:page-count="3" meta:paragraph-count="29" meta:word-count="341" meta:character-count="223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left" draw:textarea-vertical-align="top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eb613d" draw:textarea-vertical-align="top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-color="#000000" draw:textarea-vertical-align="middle"/>
    </style:style>
    <style:style style:name="gr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00ff00" draw:textarea-vertical-align="top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00ae00" draw:textarea-vertical-align="top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gr9" style:family="graphic" style:parent-style-name="standard">
      <style:graphic-properties svg:stroke-width="0.051cm" svg:stroke-color="#000000" draw:marker-start-width="0.431cm" draw:marker-end-width="0.431cm" draw:fill-color="#eb613d" draw:textarea-horizontal-align="left" draw:textarea-vertical-align="top" fo:padding-top="0.15cm" fo:padding-bottom="0.15cm" fo:padding-left="0.275cm" fo:padding-right="0.275cm"/>
    </style:style>
    <style:style style:name="gr10" style:family="graphic" style:parent-style-name="standard" style:list-style-name="L1">
      <style:graphic-properties svg:stroke-width="0.051cm" svg:stroke-color="#000000" draw:marker-start-width="0.355cm" draw:marker-end-width="0.355cm" draw:fill-color="#00ff00" draw:textarea-horizontal-align="left" draw:textarea-vertical-align="top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svg:stroke-width="0.051cm" svg:stroke-color="#000000" draw:marker-start-width="0.355cm" draw:marker-end-width="0.355cm" draw:fill-color="#00ae00" draw:textarea-horizontal-align="left" draw:textarea-vertical-align="top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1.4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style:paragraph-properties fo:text-align="center"/>
      <style:text-properties fo:color="#ffffff" fo:font-family="Arial" style:font-family-generic="roman" style:font-pitch="variable" fo:font-size="13pt" style:letter-kerning="true" style:font-family-asian="'Microsoft YaHei'" style:font-family-generic-asian="system" style:font-pitch-asian="variable" style:font-size-asian="13pt" style:font-family-complex="'Lucida Sans'" style:font-family-generic-complex="system" style:font-pitch-complex="variable" style:font-size-complex="13pt"/>
    </style:style>
    <style:style style:name="P7" style:family="paragraph">
      <style:paragraph-properties fo:text-align="center"/>
      <style:text-properties fo:color="#ffffff" fo:font-size="13pt" style:font-size-asian="13pt" style:font-size-complex="13pt"/>
    </style:style>
    <style:style style:name="T1" style:family="text">
      <style:text-properties fo:color="#ffffff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ffffff"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3.081cm" svg:height="12.065cm" svg:x="1.254cm" svg:y="0.365cm">
          <text:p text:style-name="P1">2D Scene Wrapper (External GUI)</text:p>
        </draw:rect>
        <draw:rect draw:style-name="gr1" draw:text-style-name="P1" draw:layer="layout" svg:width="12.573cm" svg:height="8.636cm" svg:x="1.508cm" svg:y="3.54cm">
          <text:p text:style-name="P1">X3D Scene</text:p>
        </draw:rect>
        <draw:rect draw:style-name="gr1" draw:text-style-name="P2" draw:layer="layout" svg:width="12.065cm" svg:height="5.588cm" svg:x="1.762cm" svg:y="6.334cm">
          <text:p text:style-name="P2">Scene Interface (i.e. content wrapper)</text:p>
        </draw:rect>
        <draw:rect draw:style-name="gr2" draw:text-style-name="P3" draw:layer="layout" svg:width="11.557cm" svg:height="4.445cm" svg:x="2.016cm" svg:y="7.223cm">
          <text:p text:style-name="P3"><text:span text:style-name="T1">Actual Content By User of SMUOS</text:span></text:p>
        </draw:rect>
        <draw:rect draw:style-name="gr1" draw:text-style-name="P2" draw:layer="layout" svg:width="5.08cm" svg:height="2.286cm" svg:x="8.747cm" svg:y="3.794cm">
          <text:p text:style-name="P2"><text:span text:style-name="T2">GUI Switcher</text:span></text:p>
        </draw:rect>
        <draw:circle draw:style-name="gr3" draw:text-style-name="P1" draw:layer="layout" svg:width="0.381cm" svg:height="0.381cm" svg:x="11.16cm" svg:y="4.556cm">
          <text:p/>
        </draw:circle>
        <draw:circle draw:style-name="gr3" draw:text-style-name="P1" draw:layer="layout" svg:width="0.381cm" svg:height="0.381cm" svg:x="12.176cm" svg:y="4.556cm">
          <text:p/>
        </draw:circle>
        <draw:circle draw:style-name="gr3" draw:text-style-name="P1" draw:layer="layout" svg:width="0.381cm" svg:height="0.381cm" svg:x="11.668cm" svg:y="5.572cm">
          <text:p/>
        </draw:circle>
        <draw:line draw:style-name="gr4" draw:text-style-name="P1" draw:layer="layout" svg:x1="11.366cm" svg:y1="4.81cm" svg:x2="11.874cm" svg:y2="5.826cm">
          <text:p/>
        </draw:line>
        <draw:line draw:style-name="gr4" draw:text-style-name="P1" draw:layer="layout" svg:x1="11.932cm" svg:y1="7.154cm" svg:x2="11.874cm" svg:y2="5.826cm">
          <text:p/>
        </draw:line>
        <draw:line draw:style-name="gr4" draw:text-style-name="P1" draw:layer="layout" svg:x1="7.778cm" svg:y1="4.773cm" svg:x2="11.165cm" svg:y2="4.74cm">
          <text:p/>
        </draw:line>
        <draw:line draw:style-name="gr4" draw:text-style-name="P1" draw:layer="layout" svg:x1="12.355cm" svg:y1="4.561cm" svg:x2="12.356cm" svg:y2="3.413cm">
          <text:p/>
        </draw:line>
        <draw:rect draw:style-name="gr1" draw:text-style-name="P2" draw:layer="layout" svg:width="6.096cm" svg:height="1.778cm" svg:x="1.762cm" svg:y="4.302cm">
          <text:p text:style-name="P2"><text:span text:style-name="T2">Internal GUI</text:span></text:p>
        </draw:rect>
        <draw:line draw:style-name="gr5" draw:text-style-name="P1" draw:layer="layout" svg:x1="10.906cm" svg:y1="5.318cm" svg:x2="12.811cm" svg:y2="5.318cm">
          <text:p/>
        </draw:line>
        <draw:rect draw:style-name="gr1" draw:text-style-name="P2" draw:layer="layout" svg:width="7.112cm" svg:height="2.54cm" svg:x="2.27cm" svg:y="8.874cm">
          <text:p text:style-name="P2">SMUOS Framework</text:p>
        </draw:rect>
        <draw:rect draw:style-name="gr6" draw:text-style-name="P3" draw:layer="layout" svg:width="6.349cm" svg:height="0.89cm" svg:x="6.969cm" svg:y="9.127cm">
          <text:p text:style-name="P3"><text:span text:style-name="T1">3</text:span><text:span text:style-name="T3">rd</text:span><text:span text:style-name="T1"> Party MIDAS Obj.</text:span></text:p>
        </draw:rect>
        <draw:rect draw:style-name="gr7" draw:text-style-name="P3" draw:layer="layout" svg:width="6.349cm" svg:height="0.89cm" svg:x="6.97cm" svg:y="10.27cm">
          <text:p text:style-name="P3"><text:span text:style-name="T1">3</text:span><text:span text:style-name="T3">rd</text:span><text:span text:style-name="T1"> Party SMUOS Ext.</text:span></text:p>
        </draw:rect>
        <draw:rect draw:style-name="gr7" draw:text-style-name="P3" draw:layer="layout" svg:width="5.588cm" svg:height="0.89cm" svg:x="2.016cm" svg:y="4.936cm">
          <text:p text:style-name="P4">Int. GUI Extension</text:p>
        </draw:rect>
        <draw:rect draw:style-name="gr7" draw:text-style-name="P3" draw:layer="layout" svg:width="5.588cm" svg:height="0.89cm" svg:x="1.508cm" svg:y="1.635cm">
          <text:p text:style-name="P4">Ext. GUI Extension</text:p>
        </draw:rect>
        <draw:rect draw:style-name="gr1" draw:text-style-name="P2" draw:layer="layout" svg:width="5.969cm" svg:height="0.889cm" svg:x="1.508cm" svg:y="12.684cm">
          <text:p text:style-name="P2">Part by SMUOS Project</text:p>
        </draw:rect>
        <draw:frame draw:style-name="gr8" draw:text-style-name="P5" draw:layer="layout" svg:width="7.62cm" svg:height="0.889cm" svg:x="7.477cm" svg:y="12.684cm">
          <draw:text-box>
            <text:p text:style-name="P5"><text:span text:style-name="T2">…</text:span><text:span text:style-name="T2">.part provided by SMUOS proj.</text:span></text:p>
          </draw:text-box>
        </draw:frame>
        <draw:rect draw:style-name="gr9" draw:text-style-name="P7" draw:layer="layout" svg:width="5.969cm" svg:height="0.889cm" svg:x="1.508cm" svg:y="13.7cm">
          <text:p text:style-name="P6"><text:span text:style-name="T2">Mandatory Part by User</text:span></text:p>
        </draw:rect>
        <draw:frame draw:style-name="gr8" draw:text-style-name="P5" draw:layer="layout" svg:width="7.62cm" svg:height="0.889cm" svg:x="7.477cm" svg:y="13.7cm">
          <draw:text-box>
            <text:p text:style-name="P5"><text:span text:style-name="T2">…</text:span><text:span text:style-name="T2">.must be provided by user</text:span></text:p>
          </draw:text-box>
        </draw:frame>
        <draw:rect draw:style-name="gr10" draw:text-style-name="P6" draw:layer="layout" svg:width="5.969cm" svg:height="0.889cm" svg:x="1.508cm" svg:y="14.716cm">
          <text:p text:style-name="P6"><text:span text:style-name="T2">Optional Part by User (1)</text:span></text:p>
        </draw:rect>
        <draw:frame draw:style-name="gr8" draw:text-style-name="P5" draw:layer="layout" svg:width="7.62cm" svg:height="0.889cm" svg:x="7.477cm" svg:y="14.716cm">
          <draw:text-box>
            <text:p text:style-name="P5"><text:span text:style-name="T2">…</text:span><text:span text:style-name="T2">.can be provided / option 1</text:span></text:p>
          </draw:text-box>
        </draw:frame>
        <draw:rect draw:style-name="gr11" draw:text-style-name="P6" draw:layer="layout" svg:width="5.969cm" svg:height="0.889cm" svg:x="1.508cm" svg:y="15.732cm">
          <text:p text:style-name="P6"><text:span text:style-name="T2">Optional Part by User (2)</text:span></text:p>
        </draw:rect>
        <draw:frame draw:style-name="gr12" draw:text-style-name="P5" draw:layer="layout" svg:width="7.62cm" svg:height="1.725cm" svg:x="7.477cm" svg:y="15.732cm">
          <draw:text-box>
            <text:p text:style-name="P5"><text:span text:style-name="T2">…</text:span><text:span text:style-name="T2">.can be provided / option 2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